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19a7" officeooo:paragraph-rsid="001419a7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I卡顿排查</text:p>
      <text:p text:style-name="P1"/>
      <text:p text:style-name="P1">1.xml</text:p>
      <text:p text:style-name="P1">2.自定义View：</text:p>
      <text:p text:style-name="P1"><text:tab/>1.当调用其中的方法test()，test()方法中需要使用mWidth，该mWidth是在onSizeChanged()中获得，可能的错误就是：你调用test()方法时，onSizeChanged()方法还没有执行，就会出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6S</meta:editing-duration>
    <meta:editing-cycles>3</meta:editing-cycles>
    <meta:generator>LibreOffice/5.1.6.2$Windows_x86 LibreOffice_project/07ac168c60a517dba0f0d7bc7540f5afa45f0909</meta:generator>
    <dc:date>2016-11-10T14:53:29.526000000</dc:date>
    <meta:document-statistic meta:table-count="0" meta:image-count="0" meta:object-count="0" meta:page-count="1" meta:paragraph-count="4" meta:word-count="72" meta:character-count="136" meta:non-whitespace-character-count="135"/>
    <meta:user-defined meta:name="Info 1"/>
    <meta:user-defined meta:name="Info 2"/>
    <meta:user-defined meta:name="Info 3"/>
    <meta:user-defined meta:name="Info 4"/>
  </office:meta>
</office:document-meta>
</file>